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5e2e2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eff494" draw:textarea-horizontal-align="center" draw:textarea-vertical-align="middle"/>
    </style:style>
    <style:style style:name="gr4" style:family="graphic" style:parent-style-name="standard">
      <style:graphic-properties draw:fill="solid" draw:fill-color="#e5e2e2" draw:textarea-horizontal-align="center" draw:textarea-vertical-align="middle"/>
    </style:style>
    <style:style style:name="gr5" style:family="graphic" style:parent-style-name="standard">
      <style:graphic-properties draw:fill="solid" draw:fill-color="#a9a9e2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fill="solid" draw:fill-color="#eff494" draw:textarea-horizontal-align="center" draw:textarea-vertical-align="middle"/>
    </style:style>
    <style:style style:name="gr7" style:family="graphic" style:parent-style-name="standard">
      <style:graphic-properties draw:fill="solid" draw:fill-color="#eff494" draw:textarea-horizontal-align="center" draw:textarea-vertical-align="middle"/>
    </style:style>
    <style:style style:name="gr8" style:family="graphic" style:parent-style-name="standard">
      <style:graphic-properties draw:fill="solid" draw:fill-color="#e5e2e2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0" style:family="graphic" style:parent-style-name="standard">
      <style:graphic-properties draw:fill="solid" draw:fill-color="#e2a9a9" draw:textarea-horizontal-align="center" draw:textarea-vertical-align="middle"/>
    </style:style>
    <style:style style:name="gr11" style:family="graphic" style:parent-style-name="standard">
      <style:graphic-properties draw:fill="solid" draw:fill-color="#87e2e0" draw:textarea-horizontal-align="center" draw:textarea-vertical-align="middle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fill-color="#e2a9a9" draw:textarea-horizontal-align="center" draw:textarea-vertical-align="middle"/>
    </style:style>
    <style:style style:name="gr14" style:family="graphic" style:parent-style-name="standard">
      <style:graphic-properties draw:fill="solid" draw:fill-color="#a9a9e2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34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91cm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20pt"/>
    </style:style>
    <style:style style:name="P4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custom-shape draw:style-name="gr1" draw:text-style-name="P1" draw:layer="layout" svg:width="3.81cm" svg:height="2.54cm" svg:x="22.225cm" svg:y="12.065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MS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Web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6.985cm">
          <text:p text:style-name="P1">FTP</text:p>
          <text:p text:style-name="P1">Server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22.225cm" svg:y="17.145cm">
          <text:p text:style-name="P1">MYSQL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2.54cm">
          <text:p text:style-name="P1">Axium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8.89cm">
          <text:p text:style-name="P1">Emde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3.81cm" svg:height="2.54cm" svg:x="1.905cm" svg:y="14.605cm">
          <text:p text:style-name="P1">NYSDOH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.54cm" svg:height="2.54cm" svg:x="12.065cm" svg:y="8.255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>
        <draw:custom-shape draw:style-name="gr1" draw:text-style-name="P2" xml:id="id3" draw:id="id3" draw:layer="layout" svg:width="3.81cm" svg:height="2.54cm" svg:x="1.27cm" svg:y="1.27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Web</text:span></text:p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3" draw:text-style-name="P1" xml:id="id4" draw:id="id4" draw:layer="layout" svg:width="2.54cm" svg:height="1.905cm" svg:x="10.16cm" svg:y="1.905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1">Home</text:p>
        </draw:rect>
        <draw:rect draw:style-name="gr3" draw:text-style-name="P1" xml:id="id5" draw:id="id5" draw:layer="layout" svg:width="3.81cm" svg:height="1.905cm" svg:x="17.78cm" svg:y="1.905cm">
          <text:p text:style-name="P1">load277</text:p>
        </draw:rect>
        <draw:rect draw:style-name="gr3" draw:text-style-name="P1" xml:id="id6" draw:id="id6" draw:layer="layout" svg:width="3.81cm" svg:height="1.905cm" svg:x="17.78cm" svg:y="4.445cm">
          <text:p text:style-name="P1">todo</text:p>
        </draw:rect>
        <draw:rect draw:style-name="gr3" draw:text-style-name="P1" xml:id="id1" draw:id="id1" draw:layer="layout" svg:width="3.81cm" svg:height="1.904cm" svg:x="17.78cm" svg:y="6.985cm">
          <text:p text:style-name="P1">billMedicaid</text:p>
        </draw:rect>
        <draw:rect draw:style-name="gr3" draw:text-style-name="P1" xml:id="id7" draw:id="id7" draw:layer="layout" svg:width="3.81cm" svg:height="1.904cm" svg:x="17.78cm" svg:y="9.526cm">
          <text:p text:style-name="P1">dbtables</text:p>
        </draw:rect>
        <draw:rect draw:style-name="gr4" draw:text-style-name="P1" draw:layer="layout" svg:width="2.54cm" svg:height="1.905cm" svg:x="23.495cm" svg:y="0.635cm">
          <text:p text:style-name="P1">v/junior</text:p>
        </draw:rect>
        <draw:rect draw:style-name="gr5" draw:text-style-name="P1" xml:id="id2" draw:id="id2" draw:layer="layout" svg:width="3.81cm" svg:height="1.904cm" svg:x="8.255cm" svg:y="7.621cm">
          <text:p text:style-name="P1">junior</text:p>
        </draw:rect>
        <draw:connector draw:style-name="gr6" draw:text-style-name="P1" draw:layer="layout" draw:type="line" svg:x1="17.78cm" svg:y1="7.937cm" svg:x2="12.065cm" svg:y2="8.573cm" draw:start-shape="id1" draw:start-glue-point="3" draw:end-shape="id2" draw:end-glue-point="1" svg:d="M17780 7937l-5715 636">
          <text:p/>
        </draw:connector>
        <draw:connector draw:style-name="gr7" draw:text-style-name="P1" draw:layer="layout" svg:x1="5.08cm" svg:y1="2.222cm" svg:x2="10.16cm" svg:y2="2.857cm" draw:start-shape="id3" draw:start-glue-point="9" draw:end-shape="id4" svg:d="M5080 2222h2541v635h2539">
          <text:p/>
        </draw:connector>
        <draw:connector draw:style-name="gr7" draw:text-style-name="P1" draw:layer="layout" svg:x1="12.7cm" svg:y1="2.857cm" svg:x2="17.78cm" svg:y2="2.857cm" draw:start-shape="id4" draw:start-glue-point="1" draw:end-shape="id5" draw:end-glue-point="3" svg:d="M12700 2857h5080">
          <text:p/>
        </draw:connector>
        <draw:connector draw:style-name="gr7" draw:text-style-name="P1" draw:layer="layout" svg:x1="12.7cm" svg:y1="2.857cm" svg:x2="17.78cm" svg:y2="5.397cm" draw:start-shape="id4" draw:start-glue-point="1" draw:end-shape="id6" draw:end-glue-point="3" svg:d="M12700 2857h2540v2540h2540">
          <text:p/>
        </draw:connector>
        <draw:connector draw:style-name="gr7" draw:text-style-name="P1" draw:layer="layout" svg:x1="12.7cm" svg:y1="2.857cm" svg:x2="17.78cm" svg:y2="7.937cm" draw:start-shape="id4" draw:start-glue-point="1" draw:end-shape="id1" draw:end-glue-point="3" svg:d="M12700 2857h2540v5080h2540">
          <text:p/>
        </draw:connector>
        <draw:connector draw:style-name="gr7" draw:text-style-name="P1" draw:layer="layout" svg:x1="12.7cm" svg:y1="2.857cm" svg:x2="17.78cm" svg:y2="10.478cm" draw:start-shape="id4" draw:start-glue-point="1" draw:end-shape="id7" draw:end-glue-point="3" svg:d="M12700 2857h2540v7621h2540">
          <text:p/>
        </draw:connector>
        <draw:rect draw:style-name="gr3" draw:text-style-name="P1" xml:id="id8" draw:id="id8" draw:layer="layout" svg:width="3.81cm" svg:height="1.904cm" svg:x="1.27cm" svg:y="6.351cm">
          <text:p text:style-name="P1">folderView</text:p>
        </draw:rect>
        <draw:connector draw:style-name="gr6" draw:text-style-name="P1" draw:layer="layout" draw:type="line" svg:x1="8.255cm" svg:y1="8.573cm" svg:x2="5.08cm" svg:y2="7.303cm" draw:start-shape="id2" draw:start-glue-point="3" draw:end-shape="id8" draw:end-glue-point="1" svg:d="M8255 8573l-3175-1270">
          <text:p/>
        </draw:connector>
        <draw:rect draw:style-name="gr3" draw:text-style-name="P1" xml:id="id9" draw:id="id9" draw:layer="layout" svg:width="3.81cm" svg:height="1.904cm" svg:x="1.27cm" svg:y="9.525cm">
          <text:p text:style-name="P1">batchView</text:p>
        </draw:rect>
        <draw:connector draw:style-name="gr6" draw:text-style-name="P1" draw:layer="layout" draw:type="line" svg:x1="8.255cm" svg:y1="8.573cm" svg:x2="5.08cm" svg:y2="10.477cm" draw:start-shape="id2" draw:start-glue-point="3" draw:end-shape="id9" svg:d="M8255 8573l-3175 1904">
          <text:p/>
        </draw:connector>
        <draw:connector draw:style-name="gr7" draw:text-style-name="P1" draw:layer="layout" svg:x1="10.16cm" svg:y1="9.525cm" svg:x2="8.572cm" svg:y2="13.496cm" draw:start-shape="id2" draw:start-glue-point="2" svg:d="M10160 9525v2236h-1588v1735">
          <text:p/>
        </draw:connector>
        <draw:rect draw:style-name="gr5" draw:text-style-name="P1" xml:id="id10" draw:id="id10" draw:layer="layout" svg:width="3.81cm" svg:height="1.904cm" svg:x="23.495cm" svg:y="8.891cm">
          <office:event-listeners>
            <presentation:event-listener script:event-name="dom:click" presentation:action="show" xlink:href="#page9" xlink:type="simple" xlink:show="embed" xlink:actuate="onRequest"/>
          </office:event-listeners>
          <text:p text:style-name="P1">slides/worker</text:p>
        </draw:rect>
        <draw:connector draw:style-name="gr6" draw:text-style-name="P1" draw:layer="layout" draw:type="line" svg:x1="21.59cm" svg:y1="7.937cm" svg:x2="23.495cm" svg:y2="9.843cm" draw:start-shape="id1" draw:start-glue-point="1" draw:end-shape="id10" svg:d="M21590 7937l1905 1906">
          <text:p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Presentation">
        <draw:custom-shape draw:style-name="gr1" draw:text-style-name="P2" xml:id="id11" draw:id="id11" draw:layer="layout" svg:width="3.81cm" svg:height="2.54cm" svg:x="3.175cm" svg:y="7.62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12" draw:id="id12" draw:layer="layout" svg:width="5.08cm" svg:height="2.54cm" svg:x="10.795cm" svg:y="3.175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xml:id="id13" draw:id="id13" draw:layer="layout" svg:width="5.08cm" svg:height="2.54cm" svg:x="10.795cm" svg:y="13.995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svg:x1="6.985cm" svg:y1="8.89cm" svg:x2="10.795cm" svg:y2="4.445cm" draw:start-shape="id11" draw:end-shape="id12" draw:end-glue-point="6" svg:d="M6985 8890h1906v-4445h1904">
          <text:p/>
        </draw:connector>
        <draw:connector draw:style-name="gr8" draw:text-style-name="P1" draw:layer="layout" svg:x1="6.985cm" svg:y1="8.89cm" svg:x2="10.795cm" svg:y2="15.265cm" draw:start-shape="id11" draw:start-glue-point="1" draw:end-shape="id13" svg:d="M6985 8890h1906v6375h1904">
          <text:p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Presentation">
        <draw:custom-shape draw:style-name="gr1" draw:text-style-name="P2" xml:id="id14" draw:id="id14" draw:layer="layout" svg:width="3.81cm" svg:height="2.54cm" svg:x="0.635cm" svg:y="1.27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15" draw:id="id15" draw:layer="layout" svg:width="5.08cm" svg:height="2.54cm" svg:x="10.795cm" svg:y="1.27cm">
          <text:p text:style-name="P1"><text:span text:style-name="T1">denialMana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svg:x1="4.445cm" svg:y1="2.54cm" svg:x2="10.795cm" svg:y2="2.54cm" draw:start-shape="id14" draw:end-shape="id15" draw:end-glue-point="6" svg:d="M4445 2540h6350">
          <text:p/>
        </draw:connector>
        <draw:rect draw:style-name="gr4" draw:text-style-name="P2" draw:layer="layout" svg:width="3.81cm" svg:height="1.905cm" svg:x="15.24cm" svg:y="8.255cm">
          <text:p text:style-name="P1"><text:span text:style-name="T1">claims</text:span></text:p>
        </draw:rect>
        <draw:rect draw:style-name="gr4" draw:text-style-name="P2" draw:layer="layout" svg:width="3.81cm" svg:height="1.905cm" svg:x="5.08cm" svg:y="8.255cm">
          <text:p text:style-name="P1"><text:span text:style-name="T1">services</text:span></text:p>
        </draw:rect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Presentation">
        <draw:custom-shape draw:style-name="gr1" draw:text-style-name="P2" xml:id="id16" draw:id="id16" draw:layer="layout" svg:width="3.81cm" svg:height="2.54cm" svg:x="0.635cm" svg:y="1.27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<text:span text:style-name="T1">MSSQL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17" draw:id="id17" draw:layer="layout" svg:width="5.08cm" svg:height="2.54cm" svg:x="10.16cm" svg:y="1.27cm">
          <text:p text:style-name="P1"><text:span text:style-name="T1">DW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8" draw:text-style-name="P1" draw:layer="layout" svg:x1="4.445cm" svg:y1="2.54cm" svg:x2="10.16cm" svg:y2="2.54cm" draw:start-shape="id16" draw:start-glue-point="1" draw:end-shape="id17" svg:d="M4445 2540h5715">
          <text:p/>
        </draw:connector>
        <draw:rect draw:style-name="gr4" draw:text-style-name="P2" draw:layer="layout" svg:width="4.354cm" svg:height="1.27cm" svg:x="14.605cm" svg:y="8.89cm">
          <text:p text:style-name="P1"><text:span text:style-name="T1">All_Claims</text:span></text:p>
        </draw:rect>
        <draw:rect draw:style-name="gr4" draw:text-style-name="P2" draw:layer="layout" svg:width="4.354cm" svg:height="1.27cm" svg:x="14.605cm" svg:y="10.795cm">
          <text:p text:style-name="P1"><text:span text:style-name="T1">AR_Ledger</text:span></text:p>
        </draw:rect>
        <draw:rect draw:style-name="gr4" draw:text-style-name="P2" draw:layer="layout" svg:width="4.354cm" svg:height="1.27cm" svg:x="14.605cm" svg:y="12.7cm">
          <text:p text:style-name="P1"><text:span text:style-name="T1">checks</text:span></text:p>
        </draw:rect>
        <draw:rect draw:style-name="gr4" draw:text-style-name="P2" draw:layer="layout" svg:width="4.354cm" svg:height="1.27cm" svg:x="14.605cm" svg:y="14.605cm">
          <text:p text:style-name="P1"><text:span text:style-name="T1">claimLines</text:span></text:p>
        </draw:rect>
        <draw:rect draw:style-name="gr4" draw:text-style-name="P2" draw:layer="layout" svg:width="4.354cm" svg:height="1.27cm" svg:x="8.255cm" svg:y="8.89cm">
          <text:p text:style-name="P1"><text:span text:style-name="T1">claims</text:span></text:p>
        </draw:rect>
        <draw:rect draw:style-name="gr4" draw:text-style-name="P2" draw:layer="layout" svg:width="4.354cm" svg:height="1.27cm" svg:x="8.255cm" svg:y="10.795cm">
          <text:p text:style-name="P1"><text:span text:style-name="T1">claims2bill</text:span></text:p>
        </draw:rect>
        <draw:rect draw:style-name="gr4" draw:text-style-name="P2" draw:layer="layout" svg:width="4.354cm" svg:height="1.27cm" svg:x="8.255cm" svg:y="12.7cm">
          <text:p text:style-name="P1"><text:span text:style-name="T1">claims2billLines</text:span></text:p>
        </draw:rect>
        <draw:rect draw:style-name="gr4" draw:text-style-name="P2" draw:layer="layout" svg:width="4.354cm" svg:height="1.27cm" svg:x="8.255cm" svg:y="14.605cm">
          <text:p text:style-name="P1"><text:span text:style-name="T1">jclaims</text:span></text:p>
        </draw:rect>
        <draw:rect draw:style-name="gr4" draw:text-style-name="P2" draw:layer="layout" svg:width="4.354cm" svg:height="1.27cm" svg:x="1.905cm" svg:y="8.89cm">
          <text:p text:style-name="P1"><text:span text:style-name="T1">jFamily</text:span></text:p>
        </draw:rect>
        <draw:rect draw:style-name="gr4" draw:text-style-name="P2" draw:layer="layout" svg:width="4.354cm" svg:height="1.27cm" svg:x="1.905cm" svg:y="10.795cm">
          <text:p text:style-name="P1"><text:span text:style-name="T1">jLedger</text:span></text:p>
        </draw:rect>
        <draw:rect draw:style-name="gr4" draw:text-style-name="P2" draw:layer="layout" svg:width="4.354cm" svg:height="1.27cm" svg:x="1.905cm" svg:y="12.7cm">
          <text:p text:style-name="P1"><text:span text:style-name="T1">myclaims</text:span></text:p>
        </draw:rect>
        <draw:rect draw:style-name="gr4" draw:text-style-name="P2" draw:layer="layout" svg:width="4.354cm" svg:height="1.27cm" svg:x="1.905cm" svg:y="14.605cm">
          <text:p text:style-name="P1"><text:span text:style-name="T1">sentClaimLines</text:span></text:p>
        </draw:rect>
        <draw:rect draw:style-name="gr4" draw:text-style-name="P2" draw:layer="layout" svg:width="4.354cm" svg:height="1.27cm" svg:x="20.32cm" svg:y="8.89cm">
          <text:p text:style-name="P1"><text:span text:style-name="T1">sentClaims</text:span></text:p>
        </draw:rect>
        <draw:rect draw:style-name="gr4" draw:text-style-name="P2" draw:layer="layout" svg:width="4.354cm" svg:height="1.27cm" svg:x="20.32cm" svg:y="10.795cm">
          <text:p text:style-name="P1"><text:span text:style-name="T1">test</text:span></text:p>
        </draw:rect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Presentation">
        <draw:rect draw:style-name="gr3" draw:text-style-name="P1" draw:layer="layout" svg:width="3.81cm" svg:height="1.905cm" svg:x="1.90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/junior/home</text:p>
        </draw:rect>
        <draw:frame draw:style-name="gr9" draw:layer="layout" svg:width="8.89cm" svg:height="0.729cm" svg:x="6.985cm" svg:y="0.635cm">
          <draw:text-box>
            <text:p>HTML View of Junior Home</text:p>
          </draw:text-box>
        </draw:frame>
        <draw:rect draw:style-name="gr3" draw:text-style-name="P1" xml:id="id31" draw:id="id31" draw:layer="layout" svg:width="3.175cm" svg:height="1.27cm" svg:x="1.27cm" svg:y="5.08cm">
          <text:p text:style-name="P1">Head</text:p>
        </draw:rect>
        <draw:rect draw:style-name="gr3" draw:text-style-name="P1" xml:id="id18" draw:id="id18" draw:layer="layout" svg:width="3.175cm" svg:height="1.27cm" svg:x="1.27cm" svg:y="6.985cm">
          <text:p text:style-name="P1">Body</text:p>
        </draw:rect>
        <draw:rect draw:style-name="gr3" draw:text-style-name="P1" xml:id="id19" draw:id="id19" draw:layer="layout" svg:width="3.175cm" svg:height="1.27cm" svg:x="3.81cm" svg:y="9.525cm">
          <text:p text:style-name="P1">#screen</text:p>
        </draw:rect>
        <draw:rect draw:style-name="gr3" draw:text-style-name="P1" xml:id="id20" draw:id="id20" draw:layer="layout" svg:width="3.175cm" svg:height="1.27cm" svg:x="3.81cm" svg:y="11.43cm">
          <text:p text:style-name="P1">#wrapper</text:p>
        </draw:rect>
        <draw:rect draw:style-name="gr3" draw:text-style-name="P1" xml:id="id21" draw:id="id21" draw:layer="layout" svg:width="3.175cm" svg:height="1.27cm" svg:x="10.16cm" svg:y="9.525cm">
          <text:p text:style-name="P1">Div</text:p>
        </draw:rect>
        <draw:rect draw:style-name="gr3" draw:text-style-name="P1" xml:id="id22" draw:id="id22" draw:layer="layout" svg:width="3.175cm" svg:height="1.27cm" svg:x="10.16cm" svg:y="11.43cm">
          <text:p text:style-name="P1">Div</text:p>
        </draw:rect>
        <draw:rect draw:style-name="gr3" draw:text-style-name="P1" xml:id="id23" draw:id="id23" draw:layer="layout" svg:width="3.175cm" svg:height="1.27cm" svg:x="10.16cm" svg:y="13.335cm">
          <text:p text:style-name="P1">Div</text:p>
        </draw:rect>
        <draw:rect draw:style-name="gr3" draw:text-style-name="P1" xml:id="id24" draw:id="id24" draw:layer="layout" svg:width="3.175cm" svg:height="1.27cm" svg:x="15.24cm" svg:y="9.525cm">
          <text:p text:style-name="P1">Header</text:p>
        </draw:rect>
        <draw:rect draw:style-name="gr3" draw:text-style-name="P1" xml:id="id26" draw:id="id26" draw:layer="layout" svg:width="3.175cm" svg:height="1.27cm" svg:x="15.24cm" svg:y="13.335cm">
          <text:p text:style-name="P1">footer</text:p>
        </draw:rect>
        <draw:rect draw:style-name="gr3" draw:text-style-name="P1" xml:id="id25" draw:id="id25" draw:layer="layout" svg:width="3.175cm" svg:height="1.27cm" svg:x="15.24cm" svg:y="11.43cm">
          <text:p text:style-name="P1">tabs</text:p>
        </draw:rect>
        <draw:connector draw:style-name="gr7" draw:text-style-name="P1" draw:layer="layout" svg:x1="2.857cm" svg:y1="8.255cm" svg:x2="3.81cm" svg:y2="10.16cm" draw:start-shape="id18" draw:start-glue-point="2" draw:end-shape="id19" draw:end-glue-point="3" svg:d="M2857 8255v1905h953">
          <text:p/>
        </draw:connector>
        <draw:connector draw:style-name="gr7" draw:text-style-name="P1" draw:layer="layout" svg:x1="2.857cm" svg:y1="8.255cm" svg:x2="3.81cm" svg:y2="12.065cm" draw:start-shape="id18" draw:start-glue-point="2" draw:end-shape="id20" draw:end-glue-point="3" svg:d="M2857 8255v3810h953">
          <text:p/>
        </draw:connector>
        <draw:connector draw:style-name="gr7" draw:text-style-name="P1" draw:layer="layout" svg:x1="6.985cm" svg:y1="12.065cm" svg:x2="10.16cm" svg:y2="10.16cm" draw:start-shape="id20" draw:start-glue-point="1" draw:end-shape="id21" draw:end-glue-point="3" svg:d="M6985 12065h1588v-1905h1587">
          <text:p/>
        </draw:connector>
        <draw:connector draw:style-name="gr7" draw:text-style-name="P1" draw:layer="layout" svg:x1="6.985cm" svg:y1="12.065cm" svg:x2="10.16cm" svg:y2="12.065cm" draw:start-shape="id20" draw:start-glue-point="1" draw:end-shape="id22" svg:d="M6985 12065h3175">
          <text:p/>
        </draw:connector>
        <draw:connector draw:style-name="gr7" draw:text-style-name="P1" draw:layer="layout" svg:x1="6.985cm" svg:y1="12.065cm" svg:x2="10.16cm" svg:y2="13.97cm" draw:start-shape="id20" draw:start-glue-point="1" draw:end-shape="id23" draw:end-glue-point="3" svg:d="M6985 12065h1588v1905h1587">
          <text:p/>
        </draw:connector>
        <draw:connector draw:style-name="gr7" draw:text-style-name="P1" draw:layer="layout" svg:x1="13.335cm" svg:y1="10.16cm" svg:x2="15.24cm" svg:y2="10.16cm" draw:start-shape="id21" draw:start-glue-point="1" draw:end-shape="id24" draw:end-glue-point="3" svg:d="M13335 10160h1905">
          <text:p/>
        </draw:connector>
        <draw:connector draw:style-name="gr7" draw:text-style-name="P1" draw:layer="layout" svg:x1="13.335cm" svg:y1="12.065cm" svg:x2="15.24cm" svg:y2="12.065cm" draw:start-shape="id22" draw:start-glue-point="1" draw:end-shape="id25" draw:end-glue-point="3" svg:d="M13335 12065h1905">
          <text:p/>
        </draw:connector>
        <draw:connector draw:style-name="gr7" draw:text-style-name="P1" draw:layer="layout" svg:x1="13.335cm" svg:y1="13.97cm" svg:x2="15.24cm" svg:y2="13.97cm" draw:start-shape="id23" draw:start-glue-point="1" draw:end-shape="id26" draw:end-glue-point="3" svg:d="M13335 13970h1905">
          <text:p/>
        </draw:connector>
        <draw:rect draw:style-name="gr3" draw:text-style-name="P1" xml:id="id27" draw:id="id27" draw:layer="layout" svg:width="3.81cm" svg:height="1.27cm" svg:x="21.59cm" svg:y="8.89cm">
          <text:p text:style-name="P1">load277</text:p>
        </draw:rect>
        <draw:rect draw:style-name="gr3" draw:text-style-name="P1" xml:id="id28" draw:id="id28" draw:layer="layout" svg:width="3.81cm" svg:height="1.27cm" svg:x="21.59cm" svg:y="10.583cm">
          <text:p text:style-name="P1">todo</text:p>
        </draw:rect>
        <draw:rect draw:style-name="gr3" draw:text-style-name="P1" xml:id="id29" draw:id="id29" draw:layer="layout" svg:width="3.81cm" svg:height="1.269cm" svg:x="21.59cm" svg:y="12.276cm">
          <text:p text:style-name="P1">billMedicaid</text:p>
        </draw:rect>
        <draw:rect draw:style-name="gr3" draw:text-style-name="P1" xml:id="id30" draw:id="id30" draw:layer="layout" svg:width="3.81cm" svg:height="1.269cm" svg:x="21.59cm" svg:y="13.97cm">
          <text:p text:style-name="P1">dbtables</text:p>
        </draw:rect>
        <draw:connector draw:style-name="gr7" draw:text-style-name="P1" draw:layer="layout" svg:x1="18.415cm" svg:y1="12.065cm" svg:x2="21.59cm" svg:y2="9.525cm" draw:start-shape="id25" draw:start-glue-point="1" draw:end-shape="id27" svg:d="M18415 12065h1588v-2540h1587">
          <text:p/>
        </draw:connector>
        <draw:connector draw:style-name="gr7" draw:text-style-name="P1" draw:layer="layout" svg:x1="18.415cm" svg:y1="12.065cm" svg:x2="21.59cm" svg:y2="11.218cm" draw:start-shape="id25" draw:end-shape="id28" draw:end-glue-point="3" svg:d="M18415 12065h1588v-847h1587">
          <text:p/>
        </draw:connector>
        <draw:connector draw:style-name="gr7" draw:text-style-name="P1" draw:layer="layout" svg:x1="18.415cm" svg:y1="12.065cm" svg:x2="21.59cm" svg:y2="12.91cm" draw:start-shape="id25" draw:start-glue-point="1" draw:end-shape="id29" draw:end-glue-point="3" svg:d="M18415 12065h1588v845h1587">
          <text:p/>
        </draw:connector>
        <draw:connector draw:style-name="gr7" draw:text-style-name="P1" draw:layer="layout" svg:x1="18.415cm" svg:y1="12.065cm" svg:x2="21.59cm" svg:y2="14.604cm" draw:start-shape="id25" draw:start-glue-point="1" draw:end-shape="id30" draw:end-glue-point="3" svg:d="M18415 12065h1588v2539h1587">
          <text:p/>
        </draw:connector>
        <draw:rect draw:style-name="gr10" draw:text-style-name="P1" xml:id="id32" draw:id="id32" draw:layer="layout" svg:width="3.175cm" svg:height="1.27cm" svg:x="9.525cm" svg:y="3.175cm">
          <text:p text:style-name="P1">jquery-ui</text:p>
        </draw:rect>
        <draw:rect draw:style-name="gr10" draw:text-style-name="P1" xml:id="id33" draw:id="id33" draw:layer="layout" svg:width="3.175cm" svg:height="1.27cm" svg:x="9.525cm" svg:y="5.08cm">
          <text:p text:style-name="P1">srcipt</text:p>
        </draw:rect>
        <draw:rect draw:style-name="gr11" draw:text-style-name="P1" xml:id="id34" draw:id="id34" draw:layer="layout" svg:width="3.175cm" svg:height="1.27cm" svg:x="9.525cm" svg:y="6.985cm">
          <text:p text:style-name="P1">style</text:p>
        </draw:rect>
        <draw:connector draw:style-name="gr7" draw:text-style-name="P1" draw:layer="layout" svg:x1="4.445cm" svg:y1="5.715cm" svg:x2="9.525cm" svg:y2="3.81cm" draw:start-shape="id31" draw:start-glue-point="1" draw:end-shape="id32" draw:end-glue-point="3" svg:d="M4445 5715h2540v-1905h2540">
          <text:p/>
        </draw:connector>
        <draw:connector draw:style-name="gr7" draw:text-style-name="P1" draw:layer="layout" svg:x1="4.445cm" svg:y1="5.715cm" svg:x2="9.525cm" svg:y2="5.715cm" draw:start-shape="id31" draw:start-glue-point="1" draw:end-shape="id33" draw:end-glue-point="3" svg:d="M4445 5715h5080">
          <text:p/>
        </draw:connector>
        <draw:connector draw:style-name="gr7" draw:text-style-name="P1" draw:layer="layout" svg:x1="4.445cm" svg:y1="5.715cm" svg:x2="9.525cm" svg:y2="7.62cm" draw:start-shape="id31" draw:start-glue-point="1" draw:end-shape="id34" draw:end-glue-point="3" svg:d="M4445 5715h2540v1905h2540">
          <text:p/>
        </draw:connector>
        <draw:rect draw:style-name="gr3" draw:text-style-name="P1" xml:id="id35" draw:id="id35" draw:layer="layout" svg:width="3.175cm" svg:height="1.27cm" svg:x="3.81cm" svg:y="13.335cm">
          <text:p text:style-name="P1">#special</text:p>
        </draw:rect>
        <draw:connector draw:style-name="gr7" draw:text-style-name="P1" draw:layer="layout" svg:x1="2.857cm" svg:y1="8.255cm" svg:x2="3.81cm" svg:y2="13.97cm" draw:start-shape="id18" draw:start-glue-point="2" draw:end-shape="id35" draw:end-glue-point="3" svg:d="M2857 8255v5715h953">
          <text:p/>
        </draw:connector>
        <draw:rect draw:style-name="gr3" draw:text-style-name="P1" xml:id="id36" draw:id="id36" draw:layer="layout" svg:width="3.81cm" svg:height="1.269cm" svg:x="21.59cm" svg:y="15.875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1">loadClaims</text:p>
        </draw:rect>
        <draw:connector draw:style-name="gr12" draw:text-style-name="P1" draw:layer="layout" svg:x1="18.415cm" svg:y1="12.065cm" svg:x2="21.59cm" svg:y2="16.509cm" draw:start-shape="id25" draw:start-glue-point="1" draw:end-shape="id36" draw:end-glue-point="3" svg:d="M18415 12065h1588v4444h1587">
          <text:p/>
        </draw:connecto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Presentation">
        <draw:rect draw:style-name="gr3" draw:text-style-name="P2" xml:id="id37" draw:id="id37" draw:layer="layout" svg:width="5.715cm" svg:height="1.269cm" svg:x="1.27cm" svg:y="1.905cm">
          <office:event-listeners>
            <presentation:event-listener script:event-name="dom:click" presentation:action="show" xlink:href="#page6" xlink:type="simple" xlink:show="embed" xlink:actuate="onRequest"/>
          </office:event-listeners>
          <text:p text:style-name="P2">v/junior/loadClaims</text:p>
        </draw:rect>
        <draw:rect draw:style-name="gr5" draw:text-style-name="P1" xml:id="id38" draw:id="id38" draw:layer="layout" svg:width="3.81cm" svg:height="1.269cm" svg:x="16.51cm" svg:y="2.541cm">
          <office:event-listeners>
            <presentation:event-listener script:event-name="dom:click" presentation:action="show" xlink:href="#page8" xlink:type="simple" xlink:show="embed" xlink:actuate="onRequest"/>
          </office:event-listeners>
          <text:p text:style-name="P1">c/junior</text:p>
        </draw:rect>
        <draw:connector draw:style-name="gr13" draw:text-style-name="P1" draw:layer="layout" draw:type="line" svg:x1="6.985cm" svg:y1="2.539cm" svg:x2="16.51cm" svg:y2="3.175cm" draw:start-shape="id37" draw:start-glue-point="1" draw:end-shape="id38" svg:d="M6985 2539l9525 636">
          <text:p/>
        </draw:connecto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Presentation">
        <draw:rect draw:style-name="gr5" draw:text-style-name="P2" draw:layer="layout" svg:width="3.81cm" svg:height="1.269cm" svg:x="1.27cm" svg:y="1.271cm">
          <office:event-listeners>
            <presentation:event-listener script:event-name="dom:click" presentation:action="show" xlink:href="#page7" xlink:type="simple" xlink:show="embed" xlink:actuate="onRequest"/>
          </office:event-listeners>
          <text:p text:style-name="P2">junior</text:p>
        </draw:rect>
        <draw:rect draw:style-name="gr10" draw:text-style-name="P1" draw:layer="layout" svg:width="6.35cm" svg:height="1.27cm" svg:x="16.51cm" svg:y="13.64cm">
          <text:p text:style-name="P1">loadBatch()</text:p>
        </draw:rect>
        <draw:rect draw:style-name="gr10" draw:text-style-name="P1" draw:layer="layout" svg:width="6.35cm" svg:height="1.27cm" svg:x="16.51cm" svg:y="15.24cm">
          <text:p text:style-name="P1">get277List()</text:p>
        </draw:rect>
        <draw:rect draw:style-name="gr10" draw:text-style-name="P1" draw:layer="layout" svg:width="4.445cm" svg:height="1.109cm" svg:x="8.89cm" svg:y="15.24cm">
          <text:p text:style-name="P1">transferX12</text:p>
        </draw:rect>
        <draw:rect draw:style-name="gr10" draw:text-style-name="P1" draw:layer="layout" svg:width="4.445cm" svg:height="1.109cm" svg:x="17.78cm" svg:y="10.16cm">
          <text:p text:style-name="P1">getBatchFile</text:p>
        </draw:rect>
        <draw:rect draw:style-name="gr10" draw:text-style-name="P1" draw:layer="layout" svg:width="4.445cm" svg:height="1.109cm" svg:x="8.89cm" svg:y="9.525cm">
          <text:p text:style-name="P1">go</text:p>
        </draw:rect>
        <draw:rect draw:style-name="gr10" draw:text-style-name="P1" draw:layer="layout" svg:width="4.445cm" svg:height="1.109cm" svg:x="8.89cm" svg:y="17.145cm">
          <text:p text:style-name="P1">saveLog</text:p>
        </draw:rect>
        <draw:rect draw:style-name="gr10" draw:text-style-name="P1" draw:layer="layout" svg:width="4.445cm" svg:height="1.109cm" svg:x="8.89cm" svg:y="11.43cm">
          <text:p text:style-name="P1">action</text:p>
        </draw:rect>
        <draw:rect draw:style-name="gr10" draw:text-style-name="P1" draw:layer="layout" svg:width="4.445cm" svg:height="1.109cm" svg:x="17.78cm" svg:y="11.591cm">
          <text:p text:style-name="P1">getFtpBatchList</text:p>
        </draw:rect>
        <draw:rect draw:style-name="gr10" draw:text-style-name="P1" draw:layer="layout" svg:width="4.445cm" svg:height="1.109cm" svg:x="17.78cm" svg:y="8.416cm">
          <text:p text:style-name="P1">getFTP</text:p>
        </draw:rect>
        <draw:rect draw:style-name="gr10" draw:text-style-name="P1" draw:layer="layout" svg:width="5.08cm" svg:height="1.109cm" svg:x="16.51cm" svg:y="3.971cm">
          <text:p text:style-name="P1">getNewClaims</text:p>
        </draw:rect>
        <draw:rect draw:style-name="gr10" draw:text-style-name="P1" draw:layer="layout" svg:width="5.08cm" svg:height="1.109cm" svg:x="16.51cm" svg:y="2.54cm">
          <text:p text:style-name="P1">getProcessedClaims</text:p>
        </draw:rect>
        <draw:rect draw:style-name="gr10" draw:text-style-name="P1" draw:layer="layout" svg:width="5.08cm" svg:height="1.109cm" svg:x="16.51cm" svg:y="5.241cm">
          <text:p text:style-name="P1">processClaim</text:p>
        </draw:rect>
        <draw:rect draw:style-name="gr10" draw:text-style-name="P1" draw:layer="layout" svg:width="5.08cm" svg:height="1.109cm" svg:x="16.51cm" svg:y="6.511cm">
          <text:p text:style-name="P1">resetClaim</text:p>
        </draw:rect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Presentation">
        <draw:rect draw:style-name="gr5" draw:text-style-name="P1" draw:layer="layout" svg:width="3.81cm" svg:height="1.904cm" svg:x="1.905cm" svg:y="1.905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slides/worker</text:p>
        </draw:rect>
        <draw:rect draw:style-name="gr10" draw:text-style-name="P1" draw:layer="layout" svg:width="4.445cm" svg:height="1.109cm" svg:x="9.525cm" svg:y="2.701cm">
          <text:p text:style-name="P1">convertEdi</text:p>
        </draw:rect>
        <draw:rect draw:style-name="gr10" draw:text-style-name="P1" draw:layer="layout" svg:width="4.445cm" svg:height="1.109cm" svg:x="9.525cm" svg:y="8.255cm">
          <text:p text:style-name="P1">read277</text:p>
        </draw:rect>
        <draw:rect draw:style-name="gr10" draw:text-style-name="P1" draw:layer="layout" svg:width="4.445cm" svg:height="1.109cm" svg:x="9.525cm" svg:y="4.445cm">
          <text:p text:style-name="P1">loadEdi2DB</text:p>
        </draw:rect>
        <draw:rect draw:style-name="gr10" draw:text-style-name="P1" draw:layer="layout" svg:width="4.445cm" svg:height="1.109cm" svg:x="9.525cm" svg:y="10.16cm">
          <text:p text:style-name="P1">test</text:p>
        </draw:rect>
        <draw:rect draw:style-name="gr10" draw:text-style-name="P1" draw:layer="layout" svg:width="4.445cm" svg:height="1.109cm" svg:x="22.86cm" svg:y="19.05cm">
          <text:p text:style-name="P1">*create837D</text:p>
        </draw:rect>
        <draw:rect draw:style-name="gr10" draw:text-style-name="P1" draw:layer="layout" svg:width="4.445cm" svg:height="1.109cm" svg:x="9.525cm" svg:y="6.35cm">
          <text:p text:style-name="P1">getTestFile</text:p>
        </draw:rect>
        <draw:rect draw:style-name="gr10" draw:text-style-name="P1" draw:layer="layout" svg:width="4.445cm" svg:height="1.109cm" svg:x="22.86cm" svg:y="9.847cm">
          <text:p text:style-name="P1">*loadProcedure</text:p>
        </draw:rect>
        <draw:rect draw:style-name="gr10" draw:text-style-name="P1" draw:layer="layout" svg:width="6.985cm" svg:height="1.109cm" svg:x="20.32cm" svg:y="5.876cm">
          <text:p text:style-name="P1">*removeInvalidCharacters</text:p>
        </draw:rect>
        <draw:rect draw:style-name="gr10" draw:text-style-name="P1" draw:layer="layout" svg:width="6.35cm" svg:height="1.109cm" svg:x="20.955cm" svg:y="7.62cm">
          <text:p text:style-name="P1">*loadBillingProvider</text:p>
        </draw:rect>
        <draw:rect draw:style-name="gr10" draw:text-style-name="P1" draw:layer="layout" svg:width="4.445cm" svg:height="1.109cm" svg:x="22.86cm" svg:y="11.591cm">
          <text:p text:style-name="P1">*loadClaim</text:p>
        </draw:rect>
        <draw:rect draw:style-name="gr10" draw:text-style-name="P1" draw:layer="layout" svg:width="4.445cm" svg:height="1.109cm" svg:x="22.86cm" svg:y="13.496cm">
          <text:p text:style-name="P1">*loadEDI</text:p>
        </draw:rect>
        <draw:rect draw:style-name="gr10" draw:text-style-name="P1" draw:layer="layout" svg:width="4.445cm" svg:height="1.109cm" svg:x="22.86cm" svg:y="15.401cm">
          <text:p text:style-name="P1">*toTextX12</text:p>
        </draw:rect>
        <draw:rect draw:style-name="gr10" draw:text-style-name="P1" draw:layer="layout" svg:width="4.445cm" svg:height="1.109cm" svg:x="22.86cm" svg:y="17.306cm">
          <text:p text:style-name="P1">*processX12</text:p>
        </draw:rect>
        <draw:rect draw:style-name="gr10" draw:text-style-name="P1" draw:layer="layout" svg:width="4.445cm" svg:height="1.109cm" svg:x="9.525cm" svg:y="12.065cm">
          <text:p text:style-name="P1">getBatch</text:p>
        </draw:rect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ankPresentation" presentation:presentation-page-layout-name="AL1T0">
        <draw:rect draw:style-name="gr4" draw:text-style-name="P2" draw:layer="layout" svg:width="5.08cm" svg:height="5.715cm" svg:x="1.905cm" svg:y="1.27cm">
          <text:p text:style-name="P1"><text:span text:style-name="T1">EDI837</text:span></text:p>
          <text:p text:style-name="P1"><text:span text:style-name="T1">--------</text:span></text:p>
          <text:p text:style-name="P1"><text:span text:style-name="T1">filepath</text:span></text:p>
          <text:p text:style-name="P1"><text:span text:style-name="T1">--------</text:span></text:p>
          <text:p text:style-name="P1"><text:span text:style-name="T1">loadEDI837D()</text:span></text:p>
          <text:p text:style-name="P1"><text:span text:style-name="T1">loadProvider()</text:span></text:p>
          <text:p text:style-name="P1"><text:span text:style-name="T1">loadDentalClaim()</text:span></text:p>
          <text:p text:style-name="P1"><text:span text:style-name="T1">loadService()</text:span></text:p>
          <text:p text:style-name="P1"><text:span text:style-name="T1">loadPatient()</text:span></text:p>
        </draw:rect>
        <draw:rect draw:style-name="gr4" draw:text-style-name="P2" draw:layer="layout" svg:width="5.08cm" svg:height="4.445cm" svg:x="2.54cm" svg:y="9.525cm">
          <text:p text:style-name="P1"><text:span text:style-name="T1">EDI837D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4" draw:text-style-name="P2" draw:layer="layout" svg:width="4.445cm" svg:height="4.445cm" svg:x="9.525cm" svg:y="9.525cm">
          <text:p text:style-name="P1"><text:span text:style-name="T1">billingProvider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4" draw:text-style-name="P2" draw:layer="layout" svg:width="4.445cm" svg:height="4.445cm" svg:x="15.24cm" svg:y="9.525cm">
          <text:p text:style-name="P1"><text:span text:style-name="T1">dentalClaim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4" draw:text-style-name="P2" draw:layer="layout" svg:width="4.445cm" svg:height="4.445cm" svg:x="20.955cm" svg:y="9.525cm">
          <text:p text:style-name="P1"><text:span text:style-name="T1">patient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draw:rect draw:style-name="gr4" draw:text-style-name="P2" draw:layer="layout" svg:width="4.445cm" svg:height="4.445cm" svg:x="9.525cm" svg:y="15.24cm">
          <text:p text:style-name="P1"><text:span text:style-name="T1">service</text:span></text:p>
          <text:p text:style-name="P1"><text:span text:style-name="T1">--------</text:span></text:p>
          <text:p text:style-name="P1"><text:span text:style-name="T1">--------</text:span></text:p>
          <text:p text:style-name="P1"><text:span text:style-name="T1"/></text:p>
        </draw:rect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ankPresentation" presentation:presentation-page-layout-name="AL2T1">
        <draw:rect draw:style-name="gr4" draw:text-style-name="P2" xml:id="id39" draw:id="id39" draw:layer="layout" svg:width="2.54cm" svg:height="1.905cm" svg:x="1.905cm" svg:y="1.27cm">
          <text:p text:style-name="P1"><text:span text:style-name="T1">EDI837</text:span></text:p>
        </draw:rect>
        <draw:rect draw:style-name="gr4" draw:text-style-name="P2" xml:id="id40" draw:id="id40" draw:layer="layout" svg:width="3.175cm" svg:height="1.905cm" svg:x="4.445cm" svg:y="3.81cm">
          <text:p text:style-name="P1"><text:span text:style-name="T1">EDI837D</text:span></text:p>
        </draw:rect>
        <draw:rect draw:style-name="gr4" draw:text-style-name="P2" xml:id="id41" draw:id="id41" draw:layer="layout" svg:width="4.445cm" svg:height="1.904cm" svg:x="7.62cm" svg:y="6.351cm">
          <text:p text:style-name="P1"><text:span text:style-name="T1">billingProvider</text:span></text:p>
        </draw:rect>
        <draw:rect draw:style-name="gr4" draw:text-style-name="P2" xml:id="id42" draw:id="id42" draw:layer="layout" svg:width="4.445cm" svg:height="1.905cm" svg:x="11.43cm" svg:y="8.89cm">
          <text:p text:style-name="P1"><text:span text:style-name="T1">dentalClaim</text:span></text:p>
        </draw:rect>
        <draw:rect draw:style-name="gr4" draw:text-style-name="P2" xml:id="id44" draw:id="id44" draw:layer="layout" svg:width="4.445cm" svg:height="1.904cm" svg:x="15.875cm" svg:y="11.431cm">
          <text:p text:style-name="P1"><text:span text:style-name="T1">patient</text:span></text:p>
        </draw:rect>
        <draw:rect draw:style-name="gr4" draw:text-style-name="P2" xml:id="id43" draw:id="id43" draw:layer="layout" svg:width="4.445cm" svg:height="1.904cm" svg:x="15.875cm" svg:y="13.971cm">
          <text:p text:style-name="P1"><text:span text:style-name="T1">service</text:span></text:p>
        </draw:rect>
        <draw:connector draw:style-name="gr8" draw:text-style-name="P1" draw:layer="layout" svg:x1="3.175cm" svg:y1="3.175cm" svg:x2="4.445cm" svg:y2="4.762cm" draw:start-shape="id39" draw:start-glue-point="2" draw:end-shape="id40" draw:end-glue-point="3" svg:d="M3175 3175v1587h1270">
          <text:p/>
        </draw:connector>
        <draw:connector draw:style-name="gr8" draw:text-style-name="P1" draw:layer="layout" svg:x1="6.032cm" svg:y1="5.715cm" svg:x2="7.62cm" svg:y2="7.303cm" draw:start-shape="id40" draw:start-glue-point="2" draw:end-shape="id41" draw:end-glue-point="3" svg:d="M6032 5715v1588h1588">
          <text:p/>
        </draw:connector>
        <draw:connector draw:style-name="gr8" draw:text-style-name="P1" draw:layer="layout" svg:x1="9.842cm" svg:y1="8.255cm" svg:x2="11.43cm" svg:y2="9.842cm" draw:start-shape="id41" draw:start-glue-point="2" draw:end-shape="id42" draw:end-glue-point="3" svg:d="M9842 8255v1587h1588">
          <text:p/>
        </draw:connector>
        <draw:connector draw:style-name="gr8" draw:text-style-name="P1" draw:layer="layout" svg:x1="13.652cm" svg:y1="10.795cm" svg:x2="15.875cm" svg:y2="14.923cm" draw:start-shape="id42" draw:start-glue-point="2" draw:end-shape="id43" draw:end-glue-point="3" svg:d="M13652 10795v4128h2223">
          <text:p/>
        </draw:connector>
        <draw:connector draw:style-name="gr8" draw:text-style-name="P1" draw:layer="layout" svg:x1="13.652cm" svg:y1="10.795cm" svg:x2="15.875cm" svg:y2="12.383cm" draw:start-shape="id42" draw:start-glue-point="2" draw:end-shape="id44" draw:end-glue-point="3" svg:d="M13652 10795v1588h2223">
          <text:p/>
        </draw:connecto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lankPresentation">
        <draw:rect draw:style-name="gr10" draw:text-style-name="P2" xml:id="id46" draw:id="id46" draw:layer="layout" svg:width="5.08cm" svg:height="1.27cm" svg:x="6.985cm" svg:y="6.985cm">
          <text:p text:style-name="P1"><text:span text:style-name="T1">convertEdi()</text:span></text:p>
        </draw:rect>
        <draw:rect draw:style-name="gr10" draw:text-style-name="P2" xml:id="id47" draw:id="id47" draw:layer="layout" svg:width="5.08cm" svg:height="1.27cm" svg:x="6.985cm" svg:y="1.27cm">
          <text:p text:style-name="P1"><text:span text:style-name="T1">create837D()</text:span></text:p>
        </draw:rect>
        <draw:rect draw:style-name="gr10" draw:text-style-name="P2" xml:id="id48" draw:id="id48" draw:layer="layout" svg:width="5.08cm" svg:height="1.27cm" svg:x="6.985cm" svg:y="3.175cm">
          <text:p text:style-name="P1"><text:span text:style-name="T1">read277()</text:span></text:p>
        </draw:rect>
        <draw:rect draw:style-name="gr5" draw:text-style-name="P2" xml:id="id45" draw:id="id45" draw:layer="layout" svg:width="3.175cm" svg:height="1.27cm" svg:x="1.27cm" svg:y="2.54cm">
          <text:p text:style-name="P1"><text:span text:style-name="T1">worker</text:span></text:p>
        </draw:rect>
        <draw:connector draw:style-name="gr14" draw:text-style-name="P1" draw:layer="layout" svg:x1="4.445cm" svg:y1="3.175cm" svg:x2="6.985cm" svg:y2="7.62cm" draw:start-shape="id45" draw:start-glue-point="1" draw:end-shape="id46" draw:end-glue-point="3" svg:d="M4445 3175h1270v4445h1270">
          <text:p/>
        </draw:connector>
        <draw:connector draw:style-name="gr14" draw:text-style-name="P1" draw:layer="layout" svg:x1="4.445cm" svg:y1="3.175cm" svg:x2="6.985cm" svg:y2="1.905cm" draw:start-shape="id45" draw:start-glue-point="1" draw:end-shape="id47" draw:end-glue-point="3" svg:d="M4445 3175h1270v-1270h1270">
          <text:p/>
        </draw:connector>
        <draw:connector draw:style-name="gr14" draw:text-style-name="P1" draw:layer="layout" svg:x1="4.445cm" svg:y1="3.175cm" svg:x2="6.985cm" svg:y2="3.81cm" draw:start-shape="id45" draw:start-glue-point="1" draw:end-shape="id48" draw:end-glue-point="3" svg:d="M4445 3175h1270v635h1270">
          <text:p/>
        </draw:connector>
        <draw:rect draw:style-name="gr4" draw:text-style-name="P2" xml:id="id49" draw:id="id49" draw:layer="layout" svg:width="3.175cm" svg:height="1.27cm" svg:x="14.605cm" svg:y="2.54cm">
          <text:p text:style-name="P1"><text:span text:style-name="T1">EDI837</text:span></text:p>
        </draw:rect>
        <draw:rect draw:style-name="gr10" draw:text-style-name="P2" xml:id="id50" draw:id="id50" draw:layer="layout" svg:width="5.08cm" svg:height="1.27cm" svg:x="19.05cm" svg:y="2.54cm">
          <text:p text:style-name="P1"><text:span text:style-name="T1">loadEDI837()</text:span></text:p>
        </draw:rect>
        <draw:connector draw:style-name="gr8" draw:text-style-name="P1" draw:layer="layout" svg:x1="17.78cm" svg:y1="3.175cm" svg:x2="19.05cm" svg:y2="3.175cm" draw:start-shape="id49" draw:start-glue-point="1" draw:end-shape="id50" draw:end-glue-point="3" svg:d="M17780 3175h1270">
          <text:p/>
        </draw:connector>
        <draw:frame draw:style-name="gr15" draw:text-style-name="P4" xml:id="id51" draw:id="id51" draw:layer="layout" svg:width="12.065cm" svg:height="3.597cm" svg:x="13.97cm" svg:y="5.928cm">
          <draw:text-box>
            <text:p><text:span text:style-name="T1">- Create loadEDI837D ojb</text:span></text:p>
            <text:p><text:span text:style-name="T1">- load ediObj</text:span></text:p>
            <text:p><text:span text:style-name="T1">- serialize and save obj as files/a.ser</text:span></text:p>
            <text:p><text:span text:style-name="T1">- get and unserialize a.ser</text:span></text:p>
            <text:p><text:span text:style-name="T1">- display message</text:span></text:p>
            <text:p><text:span text:style-name="T1">- get ediObj</text:span></text:p>
            <text:p><text:span text:style-name="T1"/></text:p>
          </draw:text-box>
        </draw:frame>
        <draw:rect draw:style-name="gr10" draw:text-style-name="P2" xml:id="id52" draw:id="id52" draw:layer="layout" svg:width="5.08cm" svg:height="1.27cm" svg:x="6.985cm" svg:y="11.43cm">
          <text:p text:style-name="P1"><text:span text:style-name="T1">loadEdi2DB()</text:span></text:p>
        </draw:rect>
        <draw:connector draw:style-name="gr8" draw:text-style-name="P1" draw:layer="layout" svg:x1="12.065cm" svg:y1="7.62cm" svg:x2="13.97cm" svg:y2="7.726cm" draw:start-shape="id46" draw:start-glue-point="1" draw:end-shape="id51" svg:d="M12065 7620h953v106h952">
          <text:p/>
        </draw:connector>
        <draw:connector draw:style-name="gr8" draw:text-style-name="P1" draw:layer="layout" svg:x1="4.445cm" svg:y1="3.175cm" svg:x2="6.985cm" svg:y2="12.065cm" draw:start-shape="id45" draw:start-glue-point="1" draw:end-shape="id52" svg:d="M4445 3175h1270v8890h1270">
          <text:p/>
        </draw:connector>
        <draw:rect draw:style-name="gr5" draw:text-style-name="P2" draw:layer="layout" svg:width="6.35cm" svg:height="1.905cm" svg:x="1.905cm" svg:y="16.51cm">
          <text:p text:style-name="P1"><text:span text:style-name="T1">model</text:span></text:p>
          <text:p text:style-name="P1"><text:span text:style-name="T1">denialMangement.php</text:span></text:p>
        </draw:rect>
        <draw:frame draw:style-name="gr16" draw:text-style-name="P4" xml:id="id53" draw:id="id53" draw:layer="layout" svg:width="10.795cm" svg:height="1.207cm" svg:x="15.24cm" svg:y="12.065cm">
          <draw:text-box>
            <text:p><text:span text:style-name="T1">- load a.ser object</text:span></text:p>
            <text:p><text:span text:style-name="T1">- iterate obj and add records to DB</text:span></text:p>
          </draw:text-box>
        </draw:frame>
        <draw:connector draw:style-name="gr14" draw:text-style-name="P1" draw:layer="layout" svg:x1="12.065cm" svg:y1="12.065cm" svg:x2="15.24cm" svg:y2="12.668cm" draw:start-shape="id52" draw:start-glue-point="1" draw:end-shape="id53" svg:d="M12065 12065h1588v603h1587">
          <text:p/>
        </draw:connecto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lankPresentation">
        <draw:rect draw:style-name="gr4" draw:text-style-name="P2" xml:id="id54" draw:id="id54" draw:layer="layout" svg:width="3.175cm" svg:height="1.27cm" svg:x="0.635cm" svg:y="1.905cm">
          <text:p text:style-name="P1"><text:span text:style-name="T1">EDI837</text:span></text:p>
        </draw:rect>
        <draw:rect draw:style-name="gr10" draw:text-style-name="P2" xml:id="id55" draw:id="id55" draw:layer="layout" svg:width="5.08cm" svg:height="1.27cm" svg:x="5.08cm" svg:y="1.905cm">
          <text:p text:style-name="P1"><text:span text:style-name="T1">loadEDI837()</text:span></text:p>
        </draw:rect>
        <draw:connector draw:style-name="gr8" draw:text-style-name="P1" draw:layer="layout" svg:x1="3.81cm" svg:y1="2.54cm" svg:x2="5.08cm" svg:y2="2.54cm" draw:start-shape="id54" draw:start-glue-point="1" draw:end-shape="id55" draw:end-glue-point="3" svg:d="M3810 2540h1270">
          <text:p/>
        </draw:connector>
        <draw:frame draw:style-name="gr17" draw:text-style-name="P4" draw:layer="layout" svg:width="16.51cm" svg:height="2.641cm" svg:x="3.175cm" svg:y="5.08cm">
          <draw:text-box>
            <text:p><text:span text:style-name="T1">- Load a.txt</text:span></text:p>
            <text:p><text:span text:style-name="T1">- create EDI837D object</text:span></text:p>
            <text:p><text:span text:style-name="T1">- iterate file and load data into object</text:span></text:p>
            <text:p><text:span text:style-name="T1">- return %{ message, ediObj }</text:span></text:p>
            <text:p><text:span text:style-name="T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02cm" draw:shadow-offset-y="0.10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17T09:51:06.02</meta:creation-date>
    <meta:editing-duration>PT7H46M42S</meta:editing-duration>
    <meta:editing-cycles>6</meta:editing-cycles>
    <dc:title>BlankPresentation</dc:title>
    <meta:generator>OpenOffice/4.1.1$Win32 OpenOffice.org_project/411m6$Build-9775</meta:generator>
    <meta:initial-creator>james </meta:initial-creator>
    <meta:printed-by>james </meta:printed-by>
    <meta:print-date>2014-12-17T09:57:16.50</meta:print-date>
    <dc:date>2015-01-22T11:46:48.55</dc:date>
    <dc:creator>james </dc:creator>
    <meta:document-statistic meta:object-count="211"/>
  </office:meta>
</office:document-meta>
</file>